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0.971cm"/>
    </style:style>
    <style:style style:name="gr2" style:family="graphic" style:parent-style-name="standard">
      <style:graphic-properties draw:stroke="solid" svg:stroke-width="0.026cm" svg:stroke-color="#ff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.952cm" fo:margin-right="0cm" fo:margin-top="0cm" fo:margin-bottom="0cm" fo:line-height="95%" fo:text-align="start" fo:text-indent="-0.781cm" style:punctuation-wrap="hanging" style:line-break="strict" style:writing-mode="lr-tb"/>
    </style:style>
    <style:style style:name="P2" style:family="paragraph">
      <style:paragraph-properties style:writing-mode="lr-tb" style:font-independent-line-spacing="true"/>
    </style:style>
    <style:style style:name="T1" style:family="text">
      <style:text-properties fo:color="#333333" style:text-position="0% 100%" fo:font-family="Arial" style:font-family-generic="swiss" style:font-pitch="variable" fo:font-size="14pt" fo:language="es" fo:country="ES" style:font-family-asian="'Arial Unicode MS'" style:font-pitch-asian="variable" style:font-size-asian="14pt" style:font-family-complex="'Arial Unicode MS'" style:font-pitch-complex="variable" style:font-size-complex="14pt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9.185cm" svg:height="11.346cm" svg:x="4.464cm" svg:y="4.379cm">
          <draw:text-box>
            <text:p text:style-name="P1"><text:span text:style-name="T1">PREFIX skos: &lt;http://www.w3.org/2004/02/skos/core#&gt;</text:span></text:p>
            <text:p text:style-name="P1"><text:span text:style-name="T1">PREFIX gene: &lt;http://linkedlifedata.com/resource/entrezgene/&gt;</text:span></text:p>
            <text:p text:style-name="P1"><text:span text:style-name="T1">PREFIX core: &lt;http://purl.uniprot.org/core/&gt;</text:span></text:p>
            <text:p text:style-name="P1"><text:span text:style-name="T1">PREFIX biopax2: &lt;http://www.biopax.org/release/biopax-level2.owl#&gt;</text:span></text:p>
            <text:p text:style-name="P1"><text:span text:style-name="T1">PREFIX lifeskim: &lt;http://linkedlifedata.com/resource/lifeskim/&gt;</text:span></text:p>
            <text:p text:style-name="P1"><text:span text:style-name="T1">PREFIX umls: &lt;http://linkedlifedata.com/resource/umls/&gt;</text:span></text:p>
            <text:p text:style-name="P1"><text:span text:style-name="T1">PREFIX pubmed: &lt;http://linkedlifedata.com/resource/pubmed/&gt;</text:span></text:p>
            <text:p text:style-name="P1"><text:span text:style-name="T1"/></text:p>
            <text:p text:style-name="P1"><text:span text:style-name="T1">SELECT distinct ?genedescription ?prefLabel</text:span></text:p>
            <text:p text:style-name="P1"><text:span text:style-name="T1">WHERE {</text:span></text:p>
            <text:p text:style-name="P1"><text:span text:style-name="T1"><text:s text:c="4"/></text:span><text:span text:style-name="T1">?p biopax2:PHYSICAL-ENTITY ?protein .</text:span></text:p>
            <text:p text:style-name="P1"><text:span text:style-name="T1"><text:s text:c="4"/></text:span><text:span text:style-name="T1">?protein skos:exactMatch ?uniprotaccession .</text:span></text:p>
            <text:p text:style-name="P1"><text:span text:style-name="T1"><text:s text:c="4"/></text:span><text:span text:style-name="T1">?uniprotaccession core:organism &lt;http://purl.uniprot.org/taxonomy/9606&gt; .</text:span></text:p>
            <text:p text:style-name="P1"><text:span text:style-name="T1"><text:s text:c="4"/></text:span><text:span text:style-name="T1">?geneid gene:uniprotAccession ?uniprotaccession .</text:span></text:p>
            <text:p text:style-name="P1"><text:span text:style-name="T1"><text:s text:c="4"/></text:span><text:span text:style-name="T1">?geneid gene:description ?genedescription .</text:span></text:p>
            <text:p text:style-name="P1"><text:span text:style-name="T1"><text:s text:c="4"/></text:span><text:span text:style-name="T1">?geneid gene:pubmed ?pmid .</text:span></text:p>
            <text:p text:style-name="P1"><text:span text:style-name="T1"><text:s text:c="4"/></text:span><text:span text:style-name="T1">?geneid gene:chromosome 'Y' .</text:span></text:p>
            <text:p text:style-name="P1"><text:span text:style-name="T1"><text:s text:c="4"/></text:span><text:span text:style-name="T1">?pmid lifeskim:mentions ?umlsid .</text:span></text:p>
            <text:p text:style-name="P1"><text:span text:style-name="T1"><text:s text:c="4"/></text:span><text:span text:style-name="T1">?umlsid skos:prefLabel 'Transfection' .</text:span></text:p>
            <text:p text:style-name="P1"><text:span text:style-name="T1"><text:s text:c="4"/></text:span><text:span text:style-name="T1">?umlsid skos:prefLabel ?prefLabel .</text:span></text:p>
            <text:p text:style-name="P1"><text:span text:style-name="T1">}</text:span></text:p>
          </draw:text-box>
        </draw:frame>
        <draw:custom-shape draw:style-name="gr2" draw:text-style-name="P2" draw:layer="layout" svg:width="13.6cm" svg:height="0.599cm" svg:x="6.8cm" svg:y="6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202cm" svg:height="0.599cm" svg:x="6.798cm" svg:y="7.6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u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l Aranguren</meta:initial-creator>
    <meta:creation-date>2013-03-04T15:59:47</meta:creation-date>
    <dc:date>2013-03-04T16:03:01</dc:date>
    <dc:creator>Mikel Aranguren</dc:creator>
    <meta:editing-duration>PT2M36S</meta:editing-duration>
    <meta:editing-cycles>4</meta:editing-cycles>
    <meta:generator>LibreOffice/3.5$Linux_X86_64 LibreOffice_project/350m1$Build-2</meta:generator>
    <meta:document-statistic meta:object-count="26"/>
  </office:meta>
</office:document-meta>
</file>